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54e32"/>
    </style:style>
    <style:style style:name="P2" style:family="paragraph" style:parent-style-name="Heading_20_4">
      <style:text-properties officeooo:paragraph-rsid="00154e32"/>
    </style:style>
    <style:style style:name="P3" style:family="paragraph" style:parent-style-name="Horizontal_20_Line">
      <style:text-properties officeooo:paragraph-rsid="00154e32"/>
    </style:style>
    <style:style style:name="P4" style:family="paragraph" style:parent-style-name="Preformatted_20_Text">
      <style:text-properties officeooo:paragraph-rsid="00154e32"/>
    </style:style>
    <style:style style:name="P5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154e32"/>
    </style:style>
    <style:style style:name="P6" style:family="paragraph" style:parent-style-name="Preformatted_20_Text">
      <style:paragraph-properties fo:margin-top="0cm" fo:margin-bottom="0.499cm" style:contextual-spacing="false" style:writing-mode="lr-tb"/>
      <style:text-properties officeooo:paragraph-rsid="00154e32"/>
    </style:style>
    <style:style style:name="P7" style:family="paragraph" style:parent-style-name="Preformatted_20_Text">
      <style:paragraph-properties style:writing-mode="lr-tb"/>
      <style:text-properties officeooo:paragraph-rsid="00154e32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officeooo:paragraph-rsid="00154e32"/>
    </style:style>
    <style:style style:name="P9" style:family="paragraph" style:parent-style-name="Text_20_body" style:list-style-name="L1">
      <style:text-properties officeooo:paragraph-rsid="00154e32"/>
    </style:style>
    <style:style style:name="P10" style:family="paragraph" style:parent-style-name="Text_20_body" style:list-style-name="L5">
      <style:paragraph-properties fo:margin-top="0cm" fo:margin-bottom="0cm" style:contextual-spacing="false"/>
      <style:text-properties officeooo:paragraph-rsid="00154e32"/>
    </style:style>
    <style:style style:name="P11" style:family="paragraph" style:parent-style-name="Text_20_body" style:list-style-name="L5">
      <style:text-properties officeooo:paragraph-rsid="00154e32"/>
    </style:style>
    <style:style style:name="P12" style:family="paragraph" style:parent-style-name="Text_20_body" style:list-style-name="L6">
      <style:text-properties officeooo:paragraph-rsid="00154e32"/>
    </style:style>
    <style:style style:name="P13" style:family="paragraph" style:parent-style-name="Text_20_body" style:list-style-name="L7">
      <style:text-properties officeooo:paragraph-rsid="00154e32"/>
    </style:style>
    <style:style style:name="P14" style:family="paragraph" style:parent-style-name="Text_20_body">
      <style:text-properties officeooo:paragraph-rsid="00154e3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Viste sui Dati</text:span></text:h>
      <text:p text:style-name="P14">Una <text:span text:style-name="Strong_20_Emphasis">vista</text:span> è una <text:span text:style-name="Strong_20_Emphasis">tabella virtuale</text:span> che non memorizza dati in modo persistente, ma calcola il suo contenuto ogni volta che viene interrogata, a partire da una <text:span text:style-name="Strong_20_Emphasis">query su altre tabelle</text:span> (e/o altre viste).</text:p>
      <text:h text:style-name="P2" text:outline-level="4"><text:span text:style-name="Strong_20_Emphasis">Definizione di una Vista</text:span>:</text:h>
      <text:p text:style-name="P14">Per creare una vista, si utilizza il comando <text:span text:style-name="Source_20_Text">CREATE VIEW</text:span> seguito dalla query che determina il contenuto della vista.</text:p>
      <text:p text:style-name="P4">sql</text:p>
      <text:p text:style-name="P4">Copia codice</text:p>
      <text:p text:style-name="P5"><text:span text:style-name="Source_20_Text">CREATE VIEW &lt;NomeVista&gt; AS</text:span></text:p>
      <text:p text:style-name="P6"><text:span text:style-name="Source_20_Text">SELECT ...</text:span></text:p>
      <text:h text:style-name="P2" text:outline-level="4"><text:span text:style-name="Strong_20_Emphasis">Esempio di Vista</text:span>:</text:h>
      <text:p text:style-name="P14">Immagina di voler creare una vista chiamata <text:span text:style-name="Strong_20_Emphasis">Genitori</text:span>, che mostra le informazioni relative ai genitori di ciascun figlio.</text:p>
      <text:p text:style-name="P4">sql</text:p>
      <text:p text:style-name="P4">Copia codice</text:p>
      <text:p text:style-name="P5"><text:span text:style-name="Source_20_Text">CREATE VIEW Genitori AS</text:span></text:p>
      <text:p text:style-name="P7"><text:span text:style-name="Source_20_Text">SELECT mat.figlio AS persona, </text:span></text:p>
      <text:p text:style-name="P7"><text:span text:style-name="Source_20_Text"><text:s text:c="7"/>mat.madre AS madre, </text:span></text:p>
      <text:p text:style-name="P7"><text:span text:style-name="Source_20_Text"><text:s text:c="7"/>pat.padre AS padre</text:span></text:p>
      <text:p text:style-name="P7"><text:span text:style-name="Source_20_Text">FROM Maternita mat, Paternita pat</text:span></text:p>
      <text:p text:style-name="P6"><text:span text:style-name="Source_20_Text">WHERE mat.figlio = pat.figlio;</text:span></text:p>
      <text:p text:style-name="P14">In questo esempio:</text:p>
      <text:list text:style-name="L1">
        <text:list-item>
          <text:p text:style-name="P8"><text:span text:style-name="Strong_20_Emphasis">Genitori</text:span> è una vista che restituisce il nome della persona (figlio), la madre e il padre.</text:p>
        </text:list-item>
        <text:list-item>
          <text:p text:style-name="P9">Il contenuto della vista viene calcolato solo quando è necessario e non è memorizzato in modo permanente nel database.</text:p>
        </text:list-item>
      </text:list>
      <text:h text:style-name="P2" text:outline-level="4"><text:span text:style-name="Strong_20_Emphasis">Caratteristiche delle Viste</text:span>:</text:h>
      <text:list text:style-name="L5">
        <text:list-item>
          <text:p text:style-name="P10">Le viste non memorizzano i dati fisicamente, ma calcolano il contenuto ogni volta che vengono consultate.</text:p>
        </text:list-item>
        <text:list-item>
          <text:p text:style-name="P11"><text:span text:style-name="Strong_20_Emphasis">Non è possibile</text:span> eseguire operazioni come <text:span text:style-name="Strong_20_Emphasis">INSERT</text:span>, <text:span text:style-name="Strong_20_Emphasis">DELETE</text:span>, o <text:span text:style-name="Strong_20_Emphasis">UPDATE</text:span> direttamente su una vista, a meno che la vista non soddisfi determinate condizioni (ad esempio, se è basata su una sola tabella senza join complessi).</text:p>
        </text:list-item>
      </text:list>
      <text:p text:style-name="P3"/>
      <text:h text:style-name="P1" text:outline-level="3"><text:span text:style-name="Strong_20_Emphasis">Esempi di Viste</text:span></text:h>
      <text:h text:style-name="P2" text:outline-level="4"><text:span text:style-name="Strong_20_Emphasis">Esempio 1: Vista per il reddito medio per età</text:span></text:h>
      <text:p text:style-name="P14">Supponiamo di voler creare una vista che mostri il reddito medio delle persone, raggruppato per età:</text:p>
      <text:p text:style-name="P4">sql</text:p>
      <text:p text:style-name="P4">Copia codice</text:p>
      <text:p text:style-name="P5"><text:span text:style-name="Source_20_Text">CREATE VIEW RedditoMedioPerEta AS</text:span></text:p>
      <text:p text:style-name="P7"><text:span text:style-name="Source_20_Text">SELECT eta, AVG(reddito) AS redditoMedio</text:span></text:p>
      <text:p text:style-name="P7"><text:span text:style-name="Source_20_Text">FROM Persona</text:span></text:p>
      <text:p text:style-name="P6"><text:span text:style-name="Source_20_Text">GROUP BY eta;</text:span></text:p>
      <text:p text:style-name="P14"><text:soft-page-break/>In questo esempio:</text:p>
      <text:list text:style-name="L6">
        <text:list-item>
          <text:p text:style-name="P12">La vista <text:span text:style-name="Strong_20_Emphasis">RedditoMedioPerEta</text:span> raggruppa i dati dalla tabella <text:span text:style-name="Strong_20_Emphasis">Persona</text:span> per età e calcola la media del reddito per ciascun gruppo di età.</text:p>
        </text:list-item>
      </text:list>
      <text:h text:style-name="P2" text:outline-level="4"><text:span text:style-name="Strong_20_Emphasis">Esempio 2: Vista per le età con reddito massimo</text:span></text:h>
      <text:p text:style-name="P14">Supponiamo di voler creare una vista che mostri le età delle persone che hanno il reddito medio massimo.</text:p>
      <text:p text:style-name="P4">sql</text:p>
      <text:p text:style-name="P4">Copia codice</text:p>
      <text:p text:style-name="P5"><text:span text:style-name="Source_20_Text">CREATE VIEW EtaRedditoMax AS</text:span></text:p>
      <text:p text:style-name="P7"><text:span text:style-name="Source_20_Text">SELECT eta</text:span></text:p>
      <text:p text:style-name="P7"><text:span text:style-name="Source_20_Text">FROM RedditoMedioPerEta</text:span></text:p>
      <text:p text:style-name="P7"><text:span text:style-name="Source_20_Text">WHERE redditoMedio = (</text:span></text:p>
      <text:p text:style-name="P7"><text:span text:style-name="Source_20_Text"><text:s text:c="2"/>SELECT MAX(redditoMedio)</text:span></text:p>
      <text:p text:style-name="P7"><text:span text:style-name="Source_20_Text"><text:s text:c="2"/>FROM RedditoMedioPerEta</text:span></text:p>
      <text:p text:style-name="P6"><text:span text:style-name="Source_20_Text">);</text:span></text:p>
      <text:p text:style-name="P14">In questo esempio:</text:p>
      <text:list text:style-name="L7">
        <text:list-item>
          <text:p text:style-name="P13">La vista <text:span text:style-name="Strong_20_Emphasis">EtaRedditoMax</text:span> seleziona le età delle persone che hanno il reddito medio più alto, utilizzando una sottoquery che calcola il massimo reddito medio dalla vista <text:span text:style-name="Strong_20_Emphasis">RedditoMedioPerEta</text:span>.</text:p>
        </text:list-item>
      </text:list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22:55:24.427170361</meta:creation-date>
    <meta:generator>LibreOffice/24.2.6.2$Linux_X86_64 LibreOffice_project/420$Build-2</meta:generator>
    <dc:date>2024-11-25T04:25:44.300845766</dc:date>
    <meta:editing-duration>PT3S</meta:editing-duration>
    <meta:editing-cycles>1</meta:editing-cycles>
    <meta:document-statistic meta:table-count="0" meta:image-count="0" meta:object-count="0" meta:page-count="2" meta:paragraph-count="48" meta:word-count="361" meta:character-count="2232" meta:non-whitespace-character-count="1905"/>
  </office:meta>
</office:document-meta>
</file>